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56cm" fo:min-width="3.627cm"/>
      <style:paragraph-properties style:writing-mode="lr-tb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0.068cm" fo:min-width="0.334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0.583cm" fo:min-width="0cm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0.584cm" fo:min-width="0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068cm" fo:min-width="0.334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583cm" fo:min-width="0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584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.068cm" fo:min-width="0.334cm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583cm" fo:min-width="0cm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584cm" fo:min-width="0cm"/>
    </style:style>
    <style:style style:name="gr11" style:family="graphic" style:parent-style-name="standard">
      <style:graphic-properties draw:fill-color="#ffbf00" draw:textarea-horizontal-align="justify" draw:textarea-vertical-align="middle" draw:auto-grow-height="false" fo:min-height="0.068cm" fo:min-width="0.334cm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0.583cm" fo:min-width="0cm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0.584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3.81cm" svg:x="1.318cm" svg:y="2.9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6.08cm" svg:y="2.90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0.843cm" svg:y="2.90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5.605cm" svg:y="2.90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.318cm" svg:y="7.3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6.08cm" svg:y="7.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0.843cm" svg:y="7.3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5.605cm" svg:y="7.3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.317cm" svg:y="11.79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6.079cm" svg:y="11.79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0.842cm" svg:y="11.79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5.604cm" svg:y="11.79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.317cm" svg:y="16.24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6.079cm" svg:y="16.24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0.842cm" svg:y="16.24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5.604cm" svg:y="16.24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3cm" svg:height="0.635cm" svg:x="1.952cm" svg:y="21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952cm" svg:height="0.635cm" svg:x="3.54cm" svg:y="21.95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35cm" svg:height="0.952cm" svg:x="5.445cm" svg:y="21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635cm" svg:height="0.952cm" svg:x="7.032cm" svg:y="21.9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953cm" svg:height="0.635cm" svg:x="1.952cm" svg:y="24.1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2cm" svg:height="0.635cm" svg:x="3.54cm" svg:y="24.17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635cm" svg:height="0.952cm" svg:x="5.445cm" svg:y="24.1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635cm" svg:height="0.952cm" svg:x="7.032cm" svg:y="24.17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953cm" svg:height="0.635cm" svg:x="9.572cm" svg:y="21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11.16cm" svg:y="21.95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952cm" svg:x="13.065cm" svg:y="21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0.635cm" svg:height="0.952cm" svg:x="14.652cm" svg:y="21.9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953cm" svg:height="0.635cm" svg:x="9.89cm" svg:y="24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2cm" svg:height="0.635cm" svg:x="11.478cm" svg:y="24.1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0.635cm" svg:height="0.952cm" svg:x="13.383cm" svg:y="24.1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6" draw:layer="layout" svg:width="0.635cm" svg:height="0.952cm" svg:x="14.97cm" svg:y="24.1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635cm" svg:height="0.952cm" svg:x="2.905cm" svg:y="3.2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953cm" svg:height="0.635cm" svg:x="4.175cm" svg:y="4.4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2.905cm" svg:y="5.7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635cm" svg:height="0.952cm" svg:x="1.635cm" svg:y="4.1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0.635cm" svg:height="0.952cm" svg:x="7.667cm" svg:y="3.2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952cm" svg:x="9.255cm" svg:y="4.4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953cm" svg:height="0.635cm" svg:x="7.667cm" svg:y="5.7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952cm" svg:x="6.397cm" svg:y="4.4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952cm" svg:height="0.635cm" svg:x="12.43cm" svg:y="3.2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13.7cm" svg:y="4.4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3cm" svg:height="0.635cm" svg:x="12.43cm" svg:y="5.7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3cm" svg:height="0.635cm" svg:x="11.159cm" svg:y="4.4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0.635cm" svg:height="0.952cm" svg:x="17.192cm" svg:y="3.2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953cm" svg:height="0.635cm" svg:x="18.462cm" svg:y="4.4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635cm" svg:height="0.952cm" svg:x="17.192cm" svg:y="5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952cm" svg:height="0.635cm" svg:x="15.922cm" svg:y="4.49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0.635cm" svg:height="0.952cm" svg:x="2.905cm" svg:y="7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952cm" svg:height="0.635cm" svg:x="4.175cm" svg:y="8.9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953cm" svg:height="0.635cm" svg:x="2.904cm" svg:y="10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1.635cm" svg:y="8.9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3cm" svg:height="0.635cm" svg:x="7.667cm" svg:y="7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35cm" svg:height="0.952cm" svg:x="9.255cm" svg:y="8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953cm" svg:height="0.635cm" svg:x="7.667cm" svg:y="10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2cm" svg:height="0.635cm" svg:x="6.398cm" svg:y="8.9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635cm" svg:height="0.952cm" svg:x="12.43cm" svg:y="7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635cm" svg:height="0.952cm" svg:x="14.017cm" svg:y="8.9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952cm" svg:height="0.635cm" svg:x="11.16cm" svg:y="8.9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3cm" svg:height="0.635cm" svg:x="12.429cm" svg:y="10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0.635cm" svg:height="0.952cm" svg:x="17.192cm" svg:y="7.6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0.635cm" svg:height="0.952cm" svg:x="18.78cm" svg:y="8.9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635cm" svg:height="0.952cm" svg:x="17.192cm" svg:y="9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953cm" svg:height="0.635cm" svg:x="15.922cm" svg:y="8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2cm" svg:height="0.635cm" svg:x="2.905cm" svg:y="12.1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953cm" svg:height="0.635cm" svg:x="4.175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3cm" svg:height="0.635cm" svg:x="2.905cm" svg:y="14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3cm" svg:height="0.635cm" svg:x="1.634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3cm" svg:height="0.635cm" svg:x="7.667cm" svg:y="12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635cm" svg:height="0.952cm" svg:x="9.255cm" svg:y="13.3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0.635cm" svg:height="0.952cm" svg:x="7.667cm" svg:y="14.3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953cm" svg:height="0.635cm" svg:x="6.397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953cm" svg:height="0.635cm" svg:x="12.429cm" svg:y="12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3cm" svg:height="0.635cm" svg:x="13.699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2cm" svg:height="0.635cm" svg:x="12.43cm" svg:y="14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11.16cm" svg:y="13.3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17.193cm" svg:y="12.1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953cm" svg:height="0.635cm" svg:x="18.462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0.635cm" svg:height="0.952cm" svg:x="17.192cm" svg:y="14.3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0.635cm" svg:height="0.952cm" svg:x="15.922cm" svg:y="13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952cm" svg:height="0.635cm" svg:x="2.905cm" svg:y="16.5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952cm" svg:x="4.492cm" svg:y="17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6" draw:layer="layout" svg:width="0.635cm" svg:height="0.952cm" svg:x="2.905cm" svg:y="18.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953cm" svg:height="0.635cm" svg:x="1.634cm" svg:y="17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953cm" svg:height="0.635cm" svg:x="7.667cm" svg:y="16.5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2cm" svg:height="0.635cm" svg:x="8.937cm" svg:y="17.8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7.667cm" svg:y="19.0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635cm" svg:height="0.952cm" svg:x="6.397cm" svg:y="17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952cm" svg:height="0.635cm" svg:x="12.43cm" svg:y="16.5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35cm" svg:height="0.952cm" svg:x="14.017cm" svg:y="17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635cm" svg:height="0.952cm" svg:x="12.43cm" svg:y="18.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0.635cm" svg:height="0.952cm" svg:x="11.16cm" svg:y="17.8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952cm" svg:height="0.635cm" svg:x="17.192cm" svg:y="16.5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3cm" svg:height="0.635cm" svg:x="18.462cm" svg:y="17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2cm" svg:height="0.635cm" svg:x="17.192cm" svg:y="19.0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35cm" svg:height="0.952cm" svg:x="15.922cm" svg:y="17.8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.127cm" svg:height="3.81cm" svg:x="4.175cm" svg:y="31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8.937cm" svg:y="31.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953cm" svg:height="0.635cm" svg:x="7.032cm" svg:y="33.0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3cm" svg:height="0.635cm" svg:x="9.255cm" svg:y="33.0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4.127cm" svg:height="3.81cm" svg:x="1.318cm" svg:y="2.906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6.08cm" svg:y="2.906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1.318cm" svg:y="7.35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3.81cm" svg:x="6.08cm" svg:y="7.35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5cm" svg:height="0.952cm" svg:x="2.905cm" svg:y="3.2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953cm" svg:height="0.635cm" svg:x="1.634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2.905cm" svg:y="5.76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635cm" svg:height="0.952cm" svg:x="6.397cm" svg:y="4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635cm" svg:height="0.952cm" svg:x="9.255cm" svg:y="4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0.953cm" svg:height="0.635cm" svg:x="7.667cm" svg:y="5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0.635cm" svg:height="0.952cm" svg:x="7.667cm" svg:y="3.2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952cm" svg:height="0.635cm" svg:x="4.175cm" svg:y="8.9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953cm" svg:height="0.635cm" svg:x="2.904cm" svg:y="10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1.635cm" svg:y="8.9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3cm" svg:height="0.635cm" svg:x="7.667cm" svg:y="7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35cm" svg:height="0.952cm" svg:x="9.255cm" svg:y="8.9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953cm" svg:height="0.635cm" svg:x="7.667cm" svg:y="10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952cm" svg:height="0.635cm" svg:x="6.398cm" svg:y="8.9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952cm" svg:height="0.635cm" svg:x="2.905cm" svg:y="7.6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635cm" svg:height="0.952cm" svg:x="4.492cm" svg:y="4.4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1T19:32:51.317000000</meta:creation-date>
    <dc:date>2022-02-22T10:20:35.471000000</dc:date>
    <meta:editing-duration>PT1H32M14S</meta:editing-duration>
    <meta:editing-cycles>4</meta:editing-cycles>
    <meta:generator>LibreOffice/7.2.4.1$Windows_X86_64 LibreOffice_project/27d75539669ac387bb498e35313b970b7fe9c4f9</meta:generator>
    <meta:print-date>2022-02-21T20:09:53.148000000</meta:print-date>
    <meta:document-statistic meta:object-count="120"/>
  </office:meta>
</office:document-meta>
</file>